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198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024cm" fo:min-width="1.19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24cm" fo:min-width="1.198cm" fo:padding-top="0.178cm" fo:padding-bottom="0.178cm" fo:padding-left="0.303cm" fo:padding-right="0.303cm"/>
    </style:style>
    <style:style style:name="gr5" style:family="graphic" style:parent-style-name="standard">
      <style:graphic-properties svg:stroke-color="#666666" draw:marker-end="Arrow" draw:fill-color="#ffffff" draw:textarea-vertical-align="middle"/>
    </style:style>
    <style:style style:name="gr6" style:family="graphic" style:parent-style-name="standard">
      <style:graphic-properties svg:stroke-color="#000000" draw:marker-end="Arrow" draw:fill-color="#ffffff" draw:textarea-vertical-align="middle"/>
    </style:style>
    <style:style style:name="gr7" style:family="graphic" style:parent-style-name="standard">
      <style:graphic-properties svg:stroke-color="#000000" draw:marker-end="Arrow" draw:fill-color="#ffffff" draw:textarea-vertical-align="bottom"/>
    </style:style>
    <style:style style:name="gr8" style:family="graphic" style:parent-style-name="standard">
      <style:graphic-properties svg:stroke-color="#666666" draw:marker-end="Arrow" draw:fill-color="#ffffff" draw:textarea-vertical-align="top"/>
    </style:style>
    <style:style style:name="gr9" style:family="graphic" style:parent-style-name="standard">
      <style:graphic-properties svg:stroke-color="#000000" draw:marker-end="Arrow" draw:fill-color="#ffffff" draw:textarea-vertical-align="top"/>
    </style:style>
    <style:style style:name="gr10" style:family="graphic" style:parent-style-name="standard">
      <style:graphic-properties svg:stroke-color="#000000" draw:marker-start="Arrow" draw:marker-end="" draw:fill-color="#ffffff" draw:textarea-vertical-align="middle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top"/>
    </style:style>
    <style:style style:name="gr12" style:family="graphic" style:parent-style-name="objectwithoutfill">
      <style:graphic-properties draw:marker-end="Arrow" draw:marker-end-width="0.3cm" draw:fill="none" draw:textarea-vertical-align="to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width="0.035cm" svg:stroke-color="#666666" draw:marker-start-width="0.253cm" draw:marker-end-width="0.253cm" draw:fill="none" draw:textarea-horizontal-align="justify" draw:textarea-vertical-align="middle" draw:auto-grow-height="false" fo:min-height="7.75cm" fo:min-width="3.9cm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3.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ff"/>
      <style:paragraph-properties fo:text-align="center"/>
      <style:text-properties fo:color="#666666"/>
    </style:style>
    <style:style style:name="P6" style:family="paragraph">
      <loext:graphic-properties draw:fill="none"/>
      <style:paragraph-properties fo:text-align="center"/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666666"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Courier New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5.2cm" svg:y="7.7cm">
          <text:p text:style-name="P1"><text:span text:style-name="T1">va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4cm" svg:height="1.8cm" svg:x="5.201cm" svg:y="10.501cm">
          <text:p text:style-name="P1"><text:span text:style-name="T2">existing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cm" svg:height="1.8cm" svg:x="5.202cm" svg:y="13.202cm">
          <text:p text:style-name="P1"><text:span text:style-name="T2">sup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4cm" svg:height="1.8cm" svg:x="5.203cm" svg:y="15.803cm">
          <text:p text:style-name="P1"><text:span text:style-name="T2">has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4cm" svg:height="1.8cm" svg:x="10.704cm" svg:y="15.804cm">
          <text:p text:style-name="P1"><text:span text:style-name="T2">canReadT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2.4cm" svg:height="1.8cm" svg:x="10.705cm" svg:y="18.505cm">
          <text:p text:style-name="P1"><text:span text:style-name="T2">EX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4cm" svg:height="1.8cm" svg:x="10.706cm" svg:y="21.106cm">
          <text:p text:style-name="P1"><text:span text:style-name="T2">canReadC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2.4cm" svg:height="1.8cm" svg:x="16.003cm" svg:y="13.203cm">
          <text:p text:style-name="P1"><text:span text:style-name="T2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6.4cm" svg:y1="9.5cm" svg:x2="6.401cm" svg:y2="10.501cm" draw:start-shape="id1" draw:start-glue-point="8" draw:end-shape="id2" draw:end-glue-point="4" svg:d="M6400 9500v501h1v500" svg:viewBox="0 0 2 1002">
          <text:p text:style-name="P1"><text:span text:style-name="T1"><text:tab/></text:span><text:span text:style-name="T1">yes</text:span></text:p>
        </draw:connector>
        <draw:connector draw:style-name="gr6" draw:text-style-name="P3" draw:layer="layout" svg:x1="6.401cm" svg:y1="12.301cm" svg:x2="6.402cm" svg:y2="13.202cm" draw:start-shape="id2" draw:start-glue-point="8" draw:end-shape="id3" draw:end-glue-point="4" svg:d="M6401 12301v451h1v450" svg:viewBox="0 0 2 902">
          <text:p text:style-name="P1"><text:span text:style-name="T2"><text:tab/></text:span><text:span text:style-name="T2">yes</text:span></text:p>
        </draw:connector>
        <draw:connector draw:style-name="gr6" draw:text-style-name="P3" draw:layer="layout" svg:x1="6.402cm" svg:y1="15.002cm" svg:x2="6.403cm" svg:y2="15.803cm" draw:start-shape="id3" draw:start-glue-point="8" draw:end-shape="id4" draw:end-glue-point="4" svg:d="M6402 15002v401h1v400" svg:viewBox="0 0 2 802">
          <text:p text:style-name="P1"><text:span text:style-name="T2"><text:tab/></text:span><text:span text:style-name="T2">yes</text:span></text:p>
        </draw:connector>
        <draw:connector draw:style-name="gr7" draw:text-style-name="P3" draw:layer="layout" svg:x1="7.603cm" svg:y1="16.703cm" svg:x2="10.704cm" svg:y2="16.704cm" draw:start-shape="id4" draw:start-glue-point="10" draw:end-shape="id5" draw:end-glue-point="6" svg:d="M7603 16703h1551v1h1550" svg:viewBox="0 0 3102 2">
          <text:p text:style-name="P1"><text:span text:style-name="T2">yes</text:span></text:p>
          <text:p text:style-name="P1"><text:span text:style-name="T2"/></text:p>
        </draw:connector>
        <draw:connector draw:style-name="gr7" draw:text-style-name="P3" draw:layer="layout" svg:x1="6.403cm" svg:y1="17.603cm" svg:x2="10.706cm" svg:y2="22.006cm" draw:start-shape="id4" draw:start-glue-point="8" draw:end-shape="id6" draw:end-glue-point="6" svg:d="M6403 17603v4403h4303" svg:viewBox="0 0 4304 4404">
          <text:p text:style-name="P1"><text:span text:style-name="T2">no</text:span></text:p>
        </draw:connector>
        <draw:connector draw:style-name="gr6" draw:text-style-name="P3" draw:layer="layout" svg:x1="7.602cm" svg:y1="14.102cm" svg:x2="16.003cm" svg:y2="14.103cm" draw:start-shape="id3" draw:start-glue-point="10" draw:end-shape="id7" draw:end-glue-point="6" svg:d="M7602 14102h4175v1h4226" svg:viewBox="0 0 8402 2">
          <text:p text:style-name="P1"><text:span text:style-name="T2"/></text:p>
          <text:p text:style-name="P1"><text:span text:style-name="T2"/></text:p>
          <text:p text:style-name="P1"><text:span text:style-name="T2">no</text:span></text:p>
        </draw:connector>
        <draw:connector draw:style-name="gr6" draw:text-style-name="P3" draw:layer="layout" svg:x1="13.104cm" svg:y1="16.704cm" svg:x2="17.203cm" svg:y2="15.003cm" draw:start-shape="id5" draw:start-glue-point="10" draw:end-shape="id7" draw:end-glue-point="8" svg:d="M13104 16704h4099v-1701" svg:viewBox="0 0 4100 1702">
          <text:p text:style-name="P1"><text:span text:style-name="T2"/></text:p>
          <text:p text:style-name="P1"><text:span text:style-name="T2"/></text:p>
          <text:p text:style-name="P1"><text:span text:style-name="T2">no</text:span></text:p>
        </draw:connector>
        <draw:connector draw:style-name="gr7" draw:text-style-name="P3" draw:layer="layout" svg:x1="13.106cm" svg:y1="22.006cm" svg:x2="18.052cm" svg:y2="14.74cm" draw:start-shape="id6" draw:start-glue-point="10" draw:end-shape="id7" draw:end-glue-point="9" svg:d="M13106 22006h4946v-7266" svg:viewBox="0 0 4947 7267">
          <text:p text:style-name="P1"><text:span text:style-name="T2">no</text:span></text:p>
        </draw:connector>
        <draw:connector draw:style-name="gr8" draw:text-style-name="P5" draw:layer="layout" svg:x1="7.6cm" svg:y1="8.6cm" svg:x2="18.052cm" svg:y2="13.466cm" draw:start-shape="id1" draw:start-glue-point="10" draw:end-shape="id7" draw:end-glue-point="11" svg:d="M7600 8600h10452v4866" svg:viewBox="0 0 10453 4867">
          <text:p text:style-name="P1"><text:span text:style-name="T1">no</text:span></text:p>
        </draw:connector>
        <draw:connector draw:style-name="gr9" draw:text-style-name="P3" draw:layer="layout" svg:x1="7.601cm" svg:y1="11.401cm" svg:x2="17.203cm" svg:y2="13.203cm" draw:start-shape="id2" draw:start-glue-point="10" draw:end-shape="id7" draw:end-glue-point="4" svg:d="M7601 11401h9602v1802" svg:viewBox="0 0 9603 1803">
          <text:p text:style-name="P1"><text:span text:style-name="T2">no</text:span></text:p>
        </draw:connector>
        <draw:connector draw:style-name="gr6" draw:text-style-name="P3" draw:layer="layout" svg:x1="11.904cm" svg:y1="17.604cm" svg:x2="11.905cm" svg:y2="18.505cm" draw:start-shape="id5" draw:start-glue-point="8" draw:end-shape="id8" draw:end-glue-point="4" svg:d="M11904 17604v425h1v476" svg:viewBox="0 0 2 902">
          <text:p text:style-name="P1"><text:span text:style-name="T2"><text:tab/></text:span><text:span text:style-name="T2">yes</text:span></text:p>
        </draw:connector>
        <draw:connector draw:style-name="gr10" draw:text-style-name="P3" draw:layer="layout" draw:line-skew="0.094cm" svg:x1="11.905cm" svg:y1="20.305cm" svg:x2="11.906cm" svg:y2="21.106cm" draw:start-shape="id8" draw:start-glue-point="8" draw:end-shape="id6" draw:end-glue-point="4" svg:d="M11905 20305v521h1v280" svg:viewBox="0 0 2 802">
          <text:p text:style-name="P1"><text:span text:style-name="T2"><text:tab/></text:span><text:span text:style-name="T2">yes</text:span></text:p>
        </draw:connector>
        <draw:line draw:style-name="gr11" draw:text-style-name="P6" draw:layer="layout" svg:x1="2.8cm" svg:y1="8.7cm" svg:x2="5.3cm" svg:y2="8.7cm">
          <text:p text:style-name="P1"><text:span text:style-name="T1"/></text:p>
          <text:p text:style-name="P1"><text:span text:style-name="T1">token</text:span></text:p>
        </draw:line>
        <draw:line draw:style-name="gr12" draw:text-style-name="P7" draw:layer="layout" svg:x1="2.8cm" svg:y1="11.4cm" svg:x2="5.3cm" svg:y2="11.4cm">
          <text:p text:style-name="P1"><text:span text:style-name="T2"/></text:p>
          <text:p text:style-name="P1"><text:span text:style-name="T2">db_id</text:span></text:p>
        </draw:line>
        <draw:line draw:style-name="gr13" draw:text-style-name="P7" draw:layer="layout" svg:x1="2.8cm" svg:y1="14.1cm" svg:x2="5.3cm" svg:y2="14.1cm">
          <text:p text:style-name="P1"><text:span text:style-name="T2"/></text:p>
          <text:p text:style-name="P1"><text:span text:style-name="T2"/></text:p>
          <text:p text:style-name="P1"><text:span text:style-name="T2">query</text:span></text:p>
        </draw:line>
        <draw:custom-shape draw:style-name="gr14" draw:text-style-name="P7" draw:layer="layout" svg:width="4.4cm" svg:height="8cm" svg:x="9.7cm" svg:y="15.6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55cm" svg:height="0.573cm" svg:x="10.1cm" svg:y="23.1cm">
          <draw:text-box>
            <text:p><text:span text:style-name="T3">Policy enforc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3:38:37.969984197</meta:creation-date>
    <meta:print-date>2017-12-04T14:01:11.917469849</meta:print-date>
    <dc:date>2017-12-04T16:30:40.354679701</dc:date>
    <meta:editing-duration>PT1H43M5S</meta:editing-duration>
    <meta:editing-cycles>3</meta:editing-cycles>
    <meta:generator>LibreOffice/5.4.3.2$Linux_X86_64 LibreOffice_project/40m0$Build-2</meta:generator>
    <meta:document-statistic meta:object-count="25"/>
  </office:meta>
</office:document-meta>
</file>